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J" style:family="table-column">
      <style:table-column-properties style:column-width="0.6931in" style:rel-column-width="655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5pt" officeooo:rsid="004c2332" officeooo:paragraph-rsid="004c2332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8baf4a" officeooo:paragraph-rsid="008baf4a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8baf4a" officeooo:paragraph-rsid="00a58ca3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8e3426" officeooo:paragraph-rsid="008e3426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90c67d" officeooo:paragraph-rsid="0090c67d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94f0af" officeooo:paragraph-rsid="00a75bb3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a975b6" officeooo:paragraph-rsid="00a975b6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0" fo:font-size="15pt" fo:letter-spacing="normal" officeooo:rsid="0090c67d" officeooo:paragraph-rsid="0090c67d" style:font-size-asian="15pt" style:font-size-complex="15pt"/>
    </style:style>
    <style:style style:name="P9" style:family="paragraph" style:parent-style-name="Text_20_body">
      <style:paragraph-properties fo:text-align="start" style:justify-single-word="false"/>
      <style:text-properties fo:color="#000000" style:font-name="0" fo:font-size="15pt" fo:letter-spacing="normal" officeooo:rsid="008e3426" officeooo:paragraph-rsid="008e3426" style:font-size-asian="15pt" style:font-size-complex="15pt"/>
    </style:style>
    <style:style style:name="P10" style:family="paragraph" style:parent-style-name="Text_20_body">
      <style:paragraph-properties fo:text-align="start" style:justify-single-word="false"/>
      <style:text-properties fo:color="#000000" style:font-name="0" fo:font-size="15pt" fo:letter-spacing="normal" officeooo:rsid="0094f0af" officeooo:paragraph-rsid="00a75bb3" style:font-size-asian="15pt" style:font-size-complex="15pt"/>
    </style:style>
    <style:style style:name="P11" style:family="paragraph" style:parent-style-name="Text_20_body">
      <style:paragraph-properties fo:text-align="start" style:justify-single-word="false"/>
      <style:text-properties fo:color="#000000" officeooo:paragraph-rsid="00a58ca3"/>
    </style:style>
    <style:style style:name="P12" style:family="paragraph" style:parent-style-name="Text_20_body">
      <style:paragraph-properties fo:text-align="start" style:justify-single-word="false"/>
      <style:text-properties fo:color="#000000" style:font-name="Liberation Serif" fo:font-size="12pt" fo:letter-spacing="normal" officeooo:rsid="0090c67d" officeooo:paragraph-rsid="00a75bb3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6pt" officeooo:rsid="004c2332" officeooo:paragraph-rsid="004c2332" style:font-size-asian="16pt" style:font-size-complex="16pt"/>
    </style:style>
    <style:style style:name="P14" style:family="paragraph" style:parent-style-name="Text_20_body">
      <style:paragraph-properties fo:text-align="start" style:justify-single-word="false"/>
      <style:text-properties fo:font-size="16pt" officeooo:rsid="004c2332" officeooo:paragraph-rsid="008baf4a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0" fo:font-size="12pt" officeooo:paragraph-rsid="00a75bb3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0" fo:font-size="12pt" officeooo:rsid="0093418a" officeooo:paragraph-rsid="00a75bb3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0" fo:font-size="12pt" officeooo:rsid="0094f0af" officeooo:paragraph-rsid="00a75bb3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c9211e" style:font-name="0" fo:font-size="12pt" officeooo:rsid="0093418a" officeooo:paragraph-rsid="00a75bb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c9211e" style:font-name="0" fo:font-size="12pt" officeooo:paragraph-rsid="00a75bb3" style:font-size-asian="12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0" fo:font-size="12pt" fo:letter-spacing="normal" officeooo:rsid="00a975b6" officeooo:paragraph-rsid="00a975b6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a975b6" officeooo:paragraph-rsid="00a975b6" style:font-size-asian="12pt" style:font-size-complex="12pt"/>
    </style:style>
    <style:style style:name="T1" style:family="text">
      <style:text-properties officeooo:rsid="008baf4a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1a0c7" style:font-size-asian="12pt" style:font-size-complex="12pt"/>
    </style:style>
    <style:style style:name="T4" style:family="text">
      <style:text-properties officeooo:rsid="008d6aea"/>
    </style:style>
    <style:style style:name="T5" style:family="text">
      <style:text-properties officeooo:rsid="008e3426"/>
    </style:style>
    <style:style style:name="T6" style:family="text">
      <style:text-properties officeooo:rsid="0091f57c"/>
    </style:style>
    <style:style style:name="T7" style:family="text">
      <style:text-properties officeooo:rsid="0095c109"/>
    </style:style>
    <style:style style:name="T8" style:family="text">
      <style:text-properties officeooo:rsid="009718d7"/>
    </style:style>
    <style:style style:name="T9" style:family="text">
      <style:text-properties officeooo:rsid="009bd066"/>
    </style:style>
    <style:style style:name="T10" style:family="text">
      <style:text-properties officeooo:rsid="00a58ca3"/>
    </style:style>
    <style:style style:name="T11" style:family="text">
      <style:text-properties style:font-name="0" fo:font-size="12pt" fo:letter-spacing="normal" officeooo:rsid="008baf4a" style:font-size-asian="12pt" style:font-size-complex="12pt"/>
    </style:style>
    <style:style style:name="T12" style:family="text">
      <style:text-properties style:font-name="0" fo:font-size="12pt" fo:letter-spacing="normal" officeooo:rsid="008d6aea" style:font-size-asian="12pt" style:font-size-complex="12pt"/>
    </style:style>
    <style:style style:name="T13" style:family="text">
      <style:text-properties officeooo:rsid="00a94114"/>
    </style:style>
    <style:style style:name="T14" style:family="text">
      <style:text-properties officeooo:rsid="00aa7afe"/>
    </style:style>
    <style:style style:name="T15" style:family="text">
      <style:text-properties officeooo:rsid="00ad6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将yolov5接入<text:span text:style-name="T1">orb2</text:span></text:p>
      <text:p text:style-name="P14"><text:span text:style-name="T3">evo_ape tum groundtruth.txt </text:span><text:span text:style-name="Source_20_Text"><text:span text:style-name="T2">CameraTrajectory.txt </text:span></text:span><text:span text:style-name="T2">-va -p</text:span></text:p>
      <text:p text:style-name="P10">一、算法测试</text:p>
      <text:p text:style-name="P6">数据集<text:span text:style-name="T7">：</text:span>rgbd_dataset_freiburg3_walking_xyz数据集测试 <text:s/></text:p>
      <text:p text:style-name="P6">数据集时长<text:span text:style-name="T7">：</text:span>28.83s</text:p>
      <text:p text:style-name="P6">特征点数<text:span text:style-name="T7">：3000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Line94511904833920">
          <table:table-cell table:style-name="Table1.A1" table:number-columns-spanned="10" office:value-type="string">
            <text:p text:style-name="P16">orb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1905056496">
          <table:table-cell table:style-name="Table1.A2" office:value-type="string">
            <text:p text:style-name="P16">次数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8</text:p>
          </table:table-cell>
          <table:table-cell table:style-name="Table1.J2" office:value-type="string">
            <text:p text:style-name="P18">平均</text:p>
          </table:table-cell>
        </table:table-row>
        <table:table-row table:style-name="TableLine94511905058624">
          <table:table-cell table:style-name="Table1.A2" office:value-type="string">
            <text:p text:style-name="P15">时间/s</text:p>
          </table:table-cell>
          <table:table-cell table:style-name="Table1.A2" office:value-type="string">
            <text:p text:style-name="P15">74.31</text:p>
          </table:table-cell>
          <table:table-cell table:style-name="Table1.A2" office:value-type="string">
            <text:p text:style-name="P15">50.90</text:p>
          </table:table-cell>
          <table:table-cell table:style-name="Table1.A2" office:value-type="string">
            <text:p text:style-name="P15">51.41</text:p>
          </table:table-cell>
          <table:table-cell table:style-name="Table1.A2" office:value-type="string">
            <text:p text:style-name="P15">52.73</text:p>
          </table:table-cell>
          <table:table-cell table:style-name="Table1.A2" office:value-type="string">
            <text:p text:style-name="P15">54.37</text:p>
          </table:table-cell>
          <table:table-cell table:style-name="Table1.A2" office:value-type="string">
            <text:p text:style-name="P15">54.45</text:p>
          </table:table-cell>
          <table:table-cell table:style-name="Table1.A2" office:value-type="string">
            <text:p text:style-name="P15">56.10</text:p>
          </table:table-cell>
          <table:table-cell table:style-name="Table1.A2" office:value-type="string">
            <text:p text:style-name="P15">51.25</text:p>
          </table:table-cell>
          <table:table-cell table:style-name="Table1.J2" office:value-type="string">
            <text:p text:style-name="P19">53.385</text:p>
          </table:table-cell>
        </table:table-row>
        <table:table-row table:style-name="TableLine94511905060480">
          <table:table-cell table:style-name="Table1.A2" office:value-type="string">
            <text:p text:style-name="P16">rmse</text:p>
          </table:table-cell>
          <table:table-cell table:style-name="Table1.A2" office:value-type="string">
            <text:p text:style-name="P17">0.9057</text:p>
          </table:table-cell>
          <table:table-cell table:style-name="Table1.A2" office:value-type="string">
            <text:p text:style-name="P15">0.8337</text:p>
          </table:table-cell>
          <table:table-cell table:style-name="Table1.A2" office:value-type="string">
            <text:p text:style-name="P15">0.9864</text:p>
          </table:table-cell>
          <table:table-cell table:style-name="Table1.A2" office:value-type="string">
            <text:p text:style-name="P15">0.7466</text:p>
          </table:table-cell>
          <table:table-cell table:style-name="Table1.A2" office:value-type="string">
            <text:p text:style-name="P15">0.9073</text:p>
          </table:table-cell>
          <table:table-cell table:style-name="Table1.A2" office:value-type="string">
            <text:p text:style-name="P15">0.7081</text:p>
          </table:table-cell>
          <table:table-cell table:style-name="Table1.A2" office:value-type="string">
            <text:p text:style-name="P15">0.6909</text:p>
          </table:table-cell>
          <table:table-cell table:style-name="Table1.A2" office:value-type="string">
            <text:p text:style-name="P15">0.7138</text:p>
          </table:table-cell>
          <table:table-cell table:style-name="Table1.J2" office:value-type="string">
            <text:p text:style-name="P19">0.8025</text:p>
          </table:table-cell>
        </table:table-row>
        <table:table-row table:style-name="TableLine94511905062144">
          <table:table-cell table:style-name="Table1.J2" table:number-columns-spanned="10" office:value-type="string">
            <text:p text:style-name="P16">orb2+yolov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1905063328">
          <table:table-cell table:style-name="Table1.A2" office:value-type="string">
            <text:p text:style-name="P16">次数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8</text:p>
          </table:table-cell>
          <table:table-cell table:style-name="Table1.J2" office:value-type="string">
            <text:p text:style-name="P18">平均</text:p>
          </table:table-cell>
        </table:table-row>
        <table:table-row table:style-name="TableLine94511905065056">
          <table:table-cell table:style-name="Table1.A2" office:value-type="string">
            <text:p text:style-name="P15">时间</text:p>
          </table:table-cell>
          <table:table-cell table:style-name="Table1.A2" office:value-type="string">
            <text:p text:style-name="P15">45.13</text:p>
          </table:table-cell>
          <table:table-cell table:style-name="Table1.A2" office:value-type="string">
            <text:p text:style-name="P15">42.92</text:p>
          </table:table-cell>
          <table:table-cell table:style-name="Table1.A2" office:value-type="string">
            <text:p text:style-name="P15">42.40</text:p>
          </table:table-cell>
          <table:table-cell table:style-name="Table1.A2" office:value-type="string">
            <text:p text:style-name="P15">42.46</text:p>
          </table:table-cell>
          <table:table-cell table:style-name="Table1.A2" office:value-type="string">
            <text:p text:style-name="P15">42.57</text:p>
          </table:table-cell>
          <table:table-cell table:style-name="Table1.A2" office:value-type="string">
            <text:p text:style-name="P15">42.76</text:p>
          </table:table-cell>
          <table:table-cell table:style-name="Table1.A2" office:value-type="string">
            <text:p text:style-name="P15">42.77</text:p>
          </table:table-cell>
          <table:table-cell table:style-name="Table1.A2" office:value-type="string">
            <text:p text:style-name="P15">43.00</text:p>
          </table:table-cell>
          <table:table-cell table:style-name="Table1.J2" office:value-type="string">
            <text:p text:style-name="P19">42.74</text:p>
          </table:table-cell>
        </table:table-row>
        <table:table-row table:style-name="TableLine94511905066896">
          <table:table-cell table:style-name="Table1.A2" office:value-type="string">
            <text:p text:style-name="P16">rmse</text:p>
          </table:table-cell>
          <table:table-cell table:style-name="Table1.A2" office:value-type="string">
            <text:p text:style-name="P15">0.0160</text:p>
          </table:table-cell>
          <table:table-cell table:style-name="Table1.A2" office:value-type="string">
            <text:p text:style-name="P15">0.0167</text:p>
          </table:table-cell>
          <table:table-cell table:style-name="Table1.A2" office:value-type="string">
            <text:p text:style-name="P15">0.0167</text:p>
          </table:table-cell>
          <table:table-cell table:style-name="Table1.A2" office:value-type="string">
            <text:p text:style-name="P15">0.0182</text:p>
          </table:table-cell>
          <table:table-cell table:style-name="Table1.A2" office:value-type="string">
            <text:p text:style-name="P15">0.0151</text:p>
          </table:table-cell>
          <table:table-cell table:style-name="Table1.A2" office:value-type="string">
            <text:p text:style-name="P15">0.0168</text:p>
          </table:table-cell>
          <table:table-cell table:style-name="Table1.A2" office:value-type="string">
            <text:p text:style-name="P15">0.0168</text:p>
          </table:table-cell>
          <table:table-cell table:style-name="Table1.A2" office:value-type="string">
            <text:p text:style-name="P15">0.0156</text:p>
          </table:table-cell>
          <table:table-cell table:style-name="Table1.J2" office:value-type="string">
            <text:p text:style-name="P19">0.0164</text:p>
          </table:table-cell>
        </table:table-row>
        <table:table-row table:style-name="TableLine94511905068736">
          <table:table-cell table:style-name="Table1.J2" table:number-columns-spanned="10" office:value-type="string">
            <text:p text:style-name="P16">orb2+geome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1905069552">
          <table:table-cell table:style-name="Table1.A2" office:value-type="string">
            <text:p text:style-name="P16">次数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8</text:p>
          </table:table-cell>
          <table:table-cell table:style-name="Table1.J2" office:value-type="string">
            <text:p text:style-name="P18">平均</text:p>
          </table:table-cell>
        </table:table-row>
        <table:table-row table:style-name="TableLine94511905071328">
          <table:table-cell table:style-name="Table1.A2" office:value-type="string">
            <text:p text:style-name="P15">时间</text:p>
          </table:table-cell>
          <table:table-cell table:style-name="Table1.A2" office:value-type="string">
            <text:p text:style-name="P15">330.18</text:p>
          </table:table-cell>
          <table:table-cell table:style-name="Table1.A2" office:value-type="string">
            <text:p text:style-name="P15">296.18</text:p>
          </table:table-cell>
          <table:table-cell table:style-name="Table1.A2" office:value-type="string">
            <text:p text:style-name="P15">298.15</text:p>
          </table:table-cell>
          <table:table-cell table:style-name="Table1.A2" office:value-type="string">
            <text:p text:style-name="P15">295.55</text:p>
          </table:table-cell>
          <table:table-cell table:style-name="Table1.A2" office:value-type="string">
            <text:p text:style-name="P15">281.65</text:p>
          </table:table-cell>
          <table:table-cell table:style-name="Table1.A2" office:value-type="string">
            <text:p text:style-name="P15">293.64</text:p>
          </table:table-cell>
          <table:table-cell table:style-name="Table1.A2" office:value-type="string">
            <text:p text:style-name="P15">313.01</text:p>
          </table:table-cell>
          <table:table-cell table:style-name="Table1.A2" office:value-type="string">
            <text:p text:style-name="P15">300.77</text:p>
          </table:table-cell>
          <table:table-cell table:style-name="Table1.J2" office:value-type="string">
            <text:p text:style-name="P19">299.55</text:p>
          </table:table-cell>
        </table:table-row>
        <table:table-row table:style-name="TableLine94511905073168">
          <table:table-cell table:style-name="Table1.A2" office:value-type="string">
            <text:p text:style-name="P16">rmse</text:p>
          </table:table-cell>
          <table:table-cell table:style-name="Table1.A2" office:value-type="string">
            <text:p text:style-name="P15">0.125<text:span text:style-name="T8">0</text:span></text:p>
          </table:table-cell>
          <table:table-cell table:style-name="Table1.A2" office:value-type="string">
            <text:p text:style-name="P15">0.1496</text:p>
          </table:table-cell>
          <table:table-cell table:style-name="Table1.A2" office:value-type="string">
            <text:p text:style-name="P15">0.1210</text:p>
          </table:table-cell>
          <table:table-cell table:style-name="Table1.A2" office:value-type="string">
            <text:p text:style-name="P15">0.1220</text:p>
          </table:table-cell>
          <table:table-cell table:style-name="Table1.A2" office:value-type="string">
            <text:p text:style-name="P15">0.1334</text:p>
          </table:table-cell>
          <table:table-cell table:style-name="Table1.A2" office:value-type="string">
            <text:p text:style-name="P15">0.2456</text:p>
          </table:table-cell>
          <table:table-cell table:style-name="Table1.A2" office:value-type="string">
            <text:p text:style-name="P15">0.2443</text:p>
          </table:table-cell>
          <table:table-cell table:style-name="Table1.A2" office:value-type="string">
            <text:p text:style-name="P15"><text:span text:style-name="T9">0</text:span>.1403</text:p>
          </table:table-cell>
          <table:table-cell table:style-name="Table1.J2" office:value-type="string">
            <text:p text:style-name="P19">0.1524</text:p>
          </table:table-cell>
        </table:table-row>
        <table:table-row table:style-name="TableLine94511905075008">
          <table:table-cell table:style-name="Table1.J2" table:number-columns-spanned="10" office:value-type="string">
            <text:p text:style-name="P16">orb2+yolov5+geome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1905075760">
          <table:table-cell table:style-name="Table1.A2" office:value-type="string">
            <text:p text:style-name="P16">次数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8</text:p>
          </table:table-cell>
          <table:table-cell table:style-name="Table1.J2" office:value-type="string">
            <text:p text:style-name="P18">平均</text:p>
          </table:table-cell>
        </table:table-row>
        <table:table-row table:style-name="TableLine94511905077536">
          <table:table-cell table:style-name="Table1.A2" office:value-type="string">
            <text:p text:style-name="P15">时间</text:p>
          </table:table-cell>
          <table:table-cell table:style-name="Table1.A2" office:value-type="string">
            <text:p text:style-name="P15">267.10</text:p>
          </table:table-cell>
          <table:table-cell table:style-name="Table1.A2" office:value-type="string">
            <text:p text:style-name="P15">221.48</text:p>
          </table:table-cell>
          <table:table-cell table:style-name="Table1.A2" office:value-type="string">
            <text:p text:style-name="P15">236.19</text:p>
          </table:table-cell>
          <table:table-cell table:style-name="Table1.A2" office:value-type="string">
            <text:p text:style-name="P15">240.33</text:p>
          </table:table-cell>
          <table:table-cell table:style-name="Table1.A2" office:value-type="string">
            <text:p text:style-name="P15">247.97</text:p>
          </table:table-cell>
          <table:table-cell table:style-name="Table1.A2" office:value-type="string">
            <text:p text:style-name="P15">235.89</text:p>
          </table:table-cell>
          <table:table-cell table:style-name="Table1.A2" office:value-type="string">
            <text:p text:style-name="P15">234.94</text:p>
          </table:table-cell>
          <table:table-cell table:style-name="Table1.A2" office:value-type="string">
            <text:p text:style-name="P15">246.46</text:p>
          </table:table-cell>
          <table:table-cell table:style-name="Table1.J2" office:value-type="string">
            <text:p text:style-name="P19">240.29</text:p>
          </table:table-cell>
        </table:table-row>
        <table:table-row table:style-name="TableLine94511905079376">
          <table:table-cell table:style-name="Table1.A2" office:value-type="string">
            <text:p text:style-name="P16">rmse</text:p>
          </table:table-cell>
          <table:table-cell table:style-name="Table1.A2" office:value-type="string">
            <text:p text:style-name="P15">0.0160</text:p>
          </table:table-cell>
          <table:table-cell table:style-name="Table1.A2" office:value-type="string">
            <text:p text:style-name="P15">0.0152</text:p>
          </table:table-cell>
          <table:table-cell table:style-name="Table1.A2" office:value-type="string">
            <text:p text:style-name="P15">0.0151</text:p>
          </table:table-cell>
          <table:table-cell table:style-name="Table1.A2" office:value-type="string">
            <text:p text:style-name="P15">0.0159</text:p>
          </table:table-cell>
          <table:table-cell table:style-name="Table1.A2" office:value-type="string">
            <text:p text:style-name="P15">0.0152</text:p>
          </table:table-cell>
          <table:table-cell table:style-name="Table1.A2" office:value-type="string">
            <text:p text:style-name="P15">0.0154</text:p>
          </table:table-cell>
          <table:table-cell table:style-name="Table1.A2" office:value-type="string">
            <text:p text:style-name="P15">0.0144</text:p>
          </table:table-cell>
          <table:table-cell table:style-name="Table1.A2" office:value-type="string">
            <text:p text:style-name="P15">0.0156</text:p>
          </table:table-cell>
          <table:table-cell table:style-name="Table1.J2" office:value-type="string">
            <text:p text:style-name="P19">0.0154</text:p>
          </table:table-cell>
        </table:table-row>
      </table:table>
      <text:p text:style-name="P12"/>
      <text:p text:style-name="P1">二、效果对比</text:p>
      <text:p text:style-name="P2">1.yolov5+orb2</text:p>
      <text:p text:style-name="P3">时间：42.74s <text:s text:c="2"/>rmse：0.0164</text:p>
      <text:p text:style-name="P2">优点：速度快，并且检测精准，几乎不会出现漏检现象</text:p>
      <text:p text:style-name="P2">缺点：检测框稍微有点大</text:p>
      <text:p text:style-name="P2"><text:soft-page-break/>2.geometry+orb2</text:p>
      <text:p text:style-name="P11"><text:span text:style-name="T11">时间：299.55s <text:s text:c="2"/>测试的rmse：</text:span><text:span text:style-name="T12">0.1524</text:span><text:span text:style-name="T11"> <text:s/>论文中rmse：0.312</text:span></text:p>
      <text:p text:style-name="P2">优点：可以检测到yolov5检测不到的运动物体，比如：被人推的椅子</text:p>
      <text:p text:style-name="P2">缺点：有时候经常检测不到运动物体，由于深度区域增长导致有些静止区域也被当成动态区域</text:p>
      <text:p text:style-name="P2">耗时竟然比<text:span text:style-name="T4">yolov5还要长,检测效果比较鸡肋，实际上并没有弥补目标检测多少，反而误检导致删除了过多的静态点</text:span></text:p>
      <text:p text:style-name="P2">3.yolov5+geometry+orb2</text:p>
      <text:p text:style-name="P3">时间：240.29s <text:s text:c="2"/>rmse：0.0154</text:p>
      <text:p text:style-name="P2">优点：稍微有些提升<text:span text:style-name="T5">，rmse比较低是靠yolo撑着</text:span></text:p>
      <text:p text:style-name="P2">缺点：<text:span text:style-name="T5">yolo</text:span>加上多视图后<text:span text:style-name="T5">，比yolo自身慢很多，但是神奇的是，比只有多视图要快，现在感觉多视图比较鸡肋</text:span></text:p>
      <text:p text:style-name="P4">4.语义分割</text:p>
      <text:p text:style-name="P4">语义分割的效果还是相当稳定的，感觉还是可以考虑，特殊情况下在目标检测框内进行语义分割，或者其他处理</text:p>
      <text:p text:style-name="P9"><text:span text:style-name="T6">三、</text:span>本周思考</text:p>
      <text:p text:style-name="P4">1.多视图几何检测运动区域效果不好，而且时间比较慢，尝试改进或者采取别的运动检测</text:p>
      <text:p text:style-name="P4">2.dyna的精确度高主要还是在于语义分割网络，可以考虑特殊情况下使用语以分割</text:p>
      <text:p text:style-name="P5">3.对于目标检测框，尽可能缩小框的范围<text:span text:style-name="T10">，比如对目标框进行边缘检测或者通过深度图区分前景，背景</text:span></text:p>
      <text:p text:style-name="P5">4.对于目标检测网络检测不到的动态区域，尽可能的使用别的算法检测到，最后将两者的mask合并</text:p>
      <text:p text:style-name="P8"><text:span text:style-name="T6">四、</text:span>终极目标</text:p>
      <text:p text:style-name="P5">尽可能检测到所有动态区域<text:span text:style-name="T6">，其次尽可能缩小检测到的动态区域</text:span></text:p>
      <text:p text:style-name="P5"/>
      <text:p text:style-name="P5">对目标检测框平均撒点<text:span text:style-name="T13">，使用深度区域在增长算法，挑选深度距离较小的最大轮廓</text:span></text:p>
      <text:p text:style-name="P5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9:22:11.121818168</meta:creation-date>
    <dc:date>2023-04-24T13:25:06.599860465</dc:date>
    <meta:editing-duration>P1DT18H22M54S</meta:editing-duration>
    <meta:editing-cycles>58</meta:editing-cycles>
    <meta:generator>LibreOffice/6.4.7.2$Linux_X86_64 LibreOffice_project/40$Build-2</meta:generator>
    <meta:document-statistic meta:table-count="1" meta:image-count="0" meta:object-count="0" meta:page-count="3" meta:paragraph-count="154" meta:word-count="724" meta:character-count="1364" meta:non-whitespace-character-count="1346"/>
  </office:meta>
</office:document-meta>
</file>